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0b0e" officeooo:paragraph-rsid="000f0b0e"/>
    </style:style>
    <style:style style:name="P2" style:family="paragraph" style:parent-style-name="Text_20_body">
      <style:text-properties officeooo:paragraph-rsid="000fd9f6"/>
    </style:style>
    <style:style style:name="P3" style:family="paragraph" style:parent-style-name="Heading_20_3">
      <style:paragraph-properties fo:break-before="page"/>
    </style:style>
    <style:style style:name="P4" style:family="paragraph" style:parent-style-name="Heading_20_3">
      <style:text-properties fo:font-weight="bold" officeooo:rsid="0014477d" officeooo:paragraph-rsid="0014477d" style:font-weight-asian="bold" style:font-weight-complex="bold"/>
    </style:style>
    <style:style style:name="P5" style:family="paragraph" style:parent-style-name="Text_20_body">
      <style:text-properties officeooo:paragraph-rsid="000fd9f6"/>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officeooo:rsid="000f0b0e" officeooo:paragraph-rsid="000f0b0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list-style-name="L7"/>
    <style:style style:name="P14" style:family="paragraph" style:list-style-name="L8"/>
    <style:style style:name="P15" style:family="paragraph" style:parent-style-name="Text_20_body">
      <style:text-properties officeooo:paragraph-rsid="0014477d"/>
    </style:style>
    <style:style style:name="T1" style:family="text">
      <style:text-properties officeooo:rsid="000e4edd"/>
    </style:style>
    <style:style style:name="T2" style:family="text">
      <style:text-properties fo:font-weight="bold" style:font-weight-asian="bold" style:font-weight-complex="bold"/>
    </style:style>
    <style:style style:name="T3" style:family="text">
      <style:text-properties fo:font-weight="bold" officeooo:rsid="000e4edd" style:font-weight-asian="bold" style:font-weight-complex="bold"/>
    </style:style>
    <style:style style:name="T4" style:family="text">
      <style:text-properties fo:font-weight="bold" officeooo:rsid="000fd9f6" style:font-weight-asian="bold" style:font-weight-complex="bold"/>
    </style:style>
    <style:style style:name="T5" style:family="text">
      <style:text-properties fo:font-weight="bold" officeooo:rsid="0011d7e5" style:font-weight-asian="bold" style:font-weight-complex="bold"/>
    </style:style>
    <style:style style:name="T6" style:family="text">
      <style:text-properties officeooo:rsid="000f0b0e"/>
    </style:style>
    <style:style style:name="T7" style:family="text">
      <style:text-properties fo:font-weight="normal" officeooo:rsid="000fd9f6" style:font-weight-asian="normal" style:font-weight-complex="normal"/>
    </style:style>
    <style:style style:name="T8" style:family="text">
      <style:text-properties fo:font-weight="normal" officeooo:rsid="0011d7e5" style:font-weight-asian="normal" style:font-weight-complex="normal"/>
    </style:style>
    <style:style style:name="T9" style:family="text">
      <style:text-properties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React Native:</text:h>
      <text:p text:style-name="P15"><text:span text:style-name="Strong_20_Emphasis">¿Quién lo creó?</text:span> </text:p>
      <text:p text:style-name="P15">React Native fue desarrollado por Facebook. El proyecto comenzó como parte de un hackathon interno en Facebook en 2013, liderado por Jordan Walke, un ingeniero de software en Facebook. Walke descubrió que se podían generar elementos de UI para iOS desde un hilo de JavaScript en segundo plano. Esto llevó al desarrollo de React Native, permitiendo a los desarrolladores utilizar React junto con las capacidades nativas de la plataforma móvil.</text:p>
      <text:p text:style-name="Text_20_body"><text:span text:style-name="Strong_20_Emphasis">Ventajas de React Native:</text:span></text:p>
      <text:list text:style-name="L7">
        <text:list-item>
          <text:p text:style-name="Text_20_body"><text:span text:style-name="Strong_20_Emphasis">Desarrollo Multiplataforma:</text:span> React Native permite escribir un código que funciona tanto en iOS como en Android. Esto significa que los desarrolladores pueden ahorrar tiempo y recursos al no tener que escribir códigos separados para cada plataforma.</text:p>
        </text:list-item>
        <text:list-item>
          <text:p text:style-name="Text_20_body"><text:span text:style-name="Strong_20_Emphasis">Eficiencia en Rendimiento:</text:span> Aunque no es tan eficiente como el código nativo, React Native se acerca mucho, ya que utiliza componentes nativos bajo el capó.</text:p>
        </text:list-item>
        <text:list-item>
          <text:p text:style-name="Text_20_body"><text:span text:style-name="Strong_20_Emphasis">Reutilización de Código y Componentes:</text:span> Los desarrolladores pueden reutilizar el código y los componentes de React en la web y en aplicaciones móviles, lo que aumenta la eficiencia del desarrollo.</text:p>
        </text:list-item>
        <text:list-item>
          <text:p text:style-name="Text_20_body"><text:span text:style-name="Strong_20_Emphasis">Gran Comunidad y Ecosistema:</text:span> Al ser un proyecto de código abierto, cuenta con una comunidad grande y activa que contribuye constantemente con nuevas soluciones y mejoras.</text:p>
        </text:list-item>
        <text:list-item>
          <text:p text:style-name="Text_20_body"><text:span text:style-name="Strong_20_Emphasis">Hot Reloading:</text:span> Facilita la visualización de los cambios en el código en tiempo real sin necesidad de reiniciar toda la aplicación.</text:p>
        </text:list-item>
      </text:list>
      <text:p text:style-name="Text_20_body"><text:span text:style-name="Strong_20_Emphasis">Ejemplos de Aplicaciones que Usan React Native:</text:span></text:p>
      <text:list text:style-name="L8">
        <text:list-item>
          <text:p text:style-name="Text_20_body"><text:span text:style-name="Strong_20_Emphasis">Facebook</text:span>: Utiliza React Native para muchas secciones de su aplicación móvil.</text:p>
        </text:list-item>
        <text:list-item>
          <text:p text:style-name="Text_20_body"><text:span text:style-name="Strong_20_Emphasis">Instagram</text:span>: Integró React Native en su aplicación existente para iOS y Android de manera gradual.</text:p>
        </text:list-item>
        <text:list-item>
          <text:p text:style-name="Text_20_body"><text:span text:style-name="Strong_20_Emphasis">Airbnb</text:span>: Utilizó React Native para rediseñar y mejorar la experiencia del usuario en su aplicación móvil.</text:p>
        </text:list-item>
        <text:list-item>
          <text:p text:style-name="Text_20_body"><text:span text:style-name="Strong_20_Emphasis">UberEats</text:span>: Utiliza React Native para ciertas partes de su aplicación, mejorando la experiencia del usuario y la eficiencia del desarrollo.</text:p>
        </text:list-item>
      </text:list>
      <text:p text:style-name="Text_20_body"/>
      <text:p text:style-name="Text_20_body"/>
      <text:h text:style-name="P3" text:outline-level="3">1. Aplicación CRUD (Create, Read, Update, Delete)</text:h>
      <text:p text:style-name="P2"><text:span text:style-name="Strong_20_Emphasis"/></text:p>
      <text:p text:style-name="P2"><text:span text:style-name="Strong_20_Emphasis"><text:span text:style-name="T7">Debéis hacer el CRUD es obligatorio para aprobar con un 5 y los demás puntos como la portada son añadidos para subir nota. </text:span></text:span><text:span text:style-name="Strong_20_Emphasis"><text:span text:style-name="T5">Las fotos estan dentro de la carpeta CRUD</text:span></text:span><text:span text:style-name="Strong_20_Emphasis"><text:span text:style-name="T8">.</text:span></text:span></text:p>
      <text:h text:style-name="Heading_20_4" text:outline-level="4"><text:span text:style-name="Strong_20_Emphasis">Estructura del Proyecto:</text:span></text:h>
      <text:list text:style-name="L1">
        <text:list-item>
          <text:p text:style-name="P6">Crear carpetas para los componentes, pantallas y servicios dentro del proyecto.</text:p>
        </text:list-item>
        <text:list-item>
          <text:p text:style-name="P6">Definir las rutas en <text:span text:style-name="Source_20_Text">App.js</text:span> usando <text:span text:style-name="Source_20_Text">react-navigation</text:span>.</text:p>
        </text:list-item>
      </text:list>
      <text:h text:style-name="Heading_20_4" text:outline-level="4"><text:span text:style-name="T1">1</text:span>. Implementación del CRUD:</text:h>
      <text:list text:style-name="L2">
        <text:list-item>
          <text:p text:style-name="P7"><text:span text:style-name="Strong_20_Emphasis">Create</text:span>: Diseñar el formulario para añadir nuevos elementos <text:span text:style-name="T3">(2 puntos)</text:span><text:span text:style-name="T2">.</text:span></text:p>
          <text:list>
            <text:list-item>
              <text:p text:style-name="P7">Utilizar <text:span text:style-name="Source_20_Text">useState</text:span> para manejar el estado de los inputs.</text:p>
            </text:list-item>
            <text:list-item>
              <text:p text:style-name="P7">Implementar una función que maneje la lógica para añadir nuevos elementos.</text:p>
            </text:list-item>
          </text:list>
        </text:list-item>
        <text:list-item>
          <text:p text:style-name="P7"><text:span text:style-name="Strong_20_Emphasis">Read</text:span>: Mostrar la lista de elementos existentes <text:span text:style-name="T3">(1 punto)</text:span><text:span text:style-name="T2">.</text:span></text:p>
          <text:list>
            <text:list-item>
              <text:p text:style-name="P7">Utilizar <text:span text:style-name="Source_20_Text">FlatList</text:span> o <text:span text:style-name="Source_20_Text">ScrollView</text:span> para mostrar los elementos.</text:p>
            </text:list-item>
          </text:list>
        </text:list-item>
        <text:list-item>
          <text:p text:style-name="P7"><text:span text:style-name="Strong_20_Emphasis">Update</text:span>: Permitir la modificación de los elementos <text:span text:style-name="T3">(1 punto)</text:span><text:span text:style-name="T2">.</text:span></text:p>
          <text:list>
            <text:list-item>
              <text:p text:style-name="P7">Diseñar un formulario similar al de creación pero que se rellene con los datos existentes del elemento a modificar.</text:p>
            </text:list-item>
            <text:list-item>
              <text:p text:style-name="P7">Implementar la lógica para actualizar la información en el estado y la vista.</text:p>
            </text:list-item>
          </text:list>
        </text:list-item>
        <text:list-item>
          <text:p text:style-name="P7"><text:span text:style-name="Strong_20_Emphasis">Delete</text:span>: Eliminar elementos de la lista <text:span text:style-name="T3">(1 punto)</text:span><text:span text:style-name="T2">.</text:span></text:p>
          <text:list>
            <text:list-item>
              <text:p text:style-name="P7">Añadir un botón o icono de eliminar en cada elemento de la lista.</text:p>
            </text:list-item>
            <text:list-item>
              <text:p text:style-name="P7">Implementar una función que elimine el elemento del estado y la vista.</text:p>
            </text:list-item>
          </text:list>
        </text:list-item>
      </text:list>
      <text:p text:style-name="P1"/>
      <text:p text:style-name="P1"><text:span text:style-name="T2">2. Portada: La portada es de libre elección aun así os dejo un ejemplo </text:span><text:span text:style-name="T4">(2 puntos)</text:span></text:p>
      <text:p text:style-name="P1"/>
      <text:p text:style-name="P1"/>
      <text:h text:style-name="Heading_20_4" text:outline-level="4"><text:span text:style-name="T6">3</text:span>. Estilos <text:span text:style-name="T1">(2 puntos)</text:span>:</text:h>
      <text:list text:style-name="L3">
        <text:list-item>
          <text:p text:style-name="P9">Utilizar <text:span text:style-name="Source_20_Text">StyleSheet</text:span> para diseñar cada pantalla y componente.</text:p>
        </text:list-item>
        <text:list-item>
          <text:p text:style-name="P9">Asegurarse de que la interfaz sea responsiva y estéticamente agradable.</text:p>
        </text:list-item>
      </text:list>
      <text:h text:style-name="Heading_20_4" text:outline-level="4"><text:span text:style-name="T6">4</text:span>. Pruebas Unitarias:</text:h>
      <text:list text:style-name="L4">
        <text:list-item>
          <text:p text:style-name="P10">Instalar Jest y React Test Renderer con <text:span text:style-name="Source_20_Text">npm install --save-dev jest react-test-renderer</text:span>.</text:p>
        </text:list-item>
        <text:list-item>
          <text:p text:style-name="P10">Escribir pruebas para cada funcionalidad del CRUD.</text:p>
        </text:list-item>
        <text:list-item>
          <text:p text:style-name="P10">Ejecutar las pruebas con <text:span text:style-name="Source_20_Text">npm test</text:span>.</text:p>
        </text:list-item>
      </text:list>
      <text:h text:style-name="Heading_20_4" text:outline-level="4"><text:soft-page-break/><text:span text:style-name="T6">5</text:span>. Control de Versiones y Colaboración:</text:h>
      <text:list text:style-name="L5">
        <text:list-item>
          <text:p text:style-name="P11">Inicializar un repositorio git con <text:span text:style-name="Source_20_Text">git init</text:span>.</text:p>
        </text:list-item>
        <text:list-item>
          <text:p text:style-name="P11">Añadir los archivos al repositorio con <text:span text:style-name="Source_20_Text">git add .</text:span> y hacer el primer commit con <text:span text:style-name="Source_20_Text">git commit -m "primer commit"</text:span>.</text:p>
        </text:list-item>
        <text:list-item>
          <text:p text:style-name="P11">Crear un nuevo repositorio en GitHub y vincularlo con el comando <text:span text:style-name="Source_20_Text">git remote add origin URL_DEL_REPOSITORIO</text:span>.</text:p>
        </text:list-item>
        <text:list-item>
          <text:p text:style-name="P11">Subir el código con <text:span text:style-name="Source_20_Text">git push -u origin master</text:span>.</text:p>
        </text:list-item>
        <text:list-item>
          <text:p text:style-name="P11">Añadir a profeCalamot como colaborador en el repositorio de GitHub.</text:p>
        </text:list-item>
      </text:list>
      <text:h text:style-name="Heading_20_3" text:outline-level="3">Nota Final:</text:h>
      <text:p text:style-name="Text_20_body">Una vez finalizado el proyecto, no olvides subir el código a tu repositorio de GitHub y añadir a <text:span text:style-name="Source_20_Text">profeCalamot</text:span> como colaborador para que pueda realizar comentarios y aportaciones al código. Esto te ayudará a mejorar y aprender de los feedbacks recibidos.</text:p>
      <text:p text:style-name="Text_20_body">¡Mucho éxito con la práctica!</text:p>
      <text:p text:style-name="Text_20_body"><text:span text:style-name="Strong_20_Emphasis"/></text:p>
      <text:list text:style-name="L6">
        <text:list-item>
          <text:list>
            <text:list-item>
              <text:p text:style-name="P12">Gestión de estado (useState, useContext, Redux).</text:p>
            </text:list-item>
            <text:list-item>
              <text:p text:style-name="P12">Navegación entre pantallas (React Navigation).</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5T11:20:50.655547887</meta:creation-date>
    <dc:date>2023-11-10T16:25:21.995961492</dc:date>
    <meta:editing-duration>PT2H15M48S</meta:editing-duration>
    <meta:editing-cycles>10</meta:editing-cycles>
    <meta:generator>LibreOffice/7.4.7.2$Linux_X86_64 LibreOffice_project/40$Build-2</meta:generator>
    <meta:document-statistic meta:table-count="0" meta:image-count="0" meta:object-count="0" meta:page-count="3" meta:paragraph-count="50" meta:word-count="698" meta:character-count="4263" meta:non-whitespace-character-count="3649"/>
  </office:meta>
</office:document-meta>
</file>